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89cm"/>
    </style:style>
    <style:style style:name="co2" style:family="table-column">
      <style:table-column-properties fo:break-before="auto" style:column-width="2.19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2cm" fo:break-before="auto" style:use-optimal-row-height="fals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1.27cm" fo:break-before="auto" style:use-optimal-row-height="false"/>
    </style:style>
    <style:style style:name="ro4" style:family="table-row">
      <style:table-row-properties style:row-height="1.157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5"/>
        <table:table-column table:style-name="co2" table:number-columns-repeated="99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 1060 Dalton Ave S</text:p>
            <text:p>(84104)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 1330 2100 S</text:p>
            <text:p>(84106)</text:p>
          </table:table-cell>
          <table:table-cell table:number-columns-repeated="99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 1488 4800 S</text:p>
            <text:p>(84123)</text:p>
          </table:table-cell>
          <table:table-cell table:number-columns-repeated="99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 177 W Price Ave</text:p>
            <text:p>(84115)</text:p>
          </table:table-cell>
          <table:table-cell table:number-columns-repeated="99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 195 W Oakland Ave</text:p>
            <text:p>(84115)</text:p>
          </table:table-cell>
          <table:table-cell table:number-columns-repeated="99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 2010 W 500 S</text:p>
            <text:p>(84104)</text:p>
          </table:table-cell>
          <table:table-cell table:number-columns-repeated="99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 2300 Parkway Blvd</text:p>
            <text:p>(84119)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 233 Canyon Rd</text:p>
            <text:p>(84103)</text:p>
          </table:table-cell>
          <table:table-cell table:number-columns-repeated="99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 2530 S 500 E</text:p>
            <text:p>(84106)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 2600 Taylorsville Blvd</text:p>
            <text:p>(84118)</text:p>
          </table:table-cell>
          <table:table-cell table:number-columns-repeated="99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 2835 Main St</text:p>
            <text:p>(84115)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 300 State St</text:p>
            <text:p>(84103)</text:p>
          </table:table-cell>
          <table:table-cell table:number-columns-repeated="99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 3060 Lester St</text:p>
            <text:p>(84119)</text:p>
          </table:table-cell>
          <table:table-cell table:number-columns-repeated="995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 3148 S 1100 W</text:p>
            <text:p>(84119)</text:p>
          </table:table-cell>
          <table:table-cell table:number-columns-repeated="995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 3365 S 900 W</text:p>
            <text:p>(84119)</text:p>
          </table:table-cell>
          <table:table-cell table:number-columns-repeated="995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 3575 W Valley Central Station bus Loop</text:p>
            <text:p>(84119)</text:p>
          </table:table-cell>
          <table:table-cell table:number-columns-repeated="99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 3595 Main St</text:p>
            <text:p>(84115)</text:p>
          </table:table-cell>
          <table:table-cell table:number-columns-repeated="99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 380 W 2880 S</text:p>
            <text:p>(84115)</text:p>
          </table:table-cell>
          <table:table-cell table:number-columns-repeated="99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 410 S State St</text:p>
            <text:p>(84111)</text:p>
          </table:table-cell>
          <table:table-cell table:number-columns-repeated="99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 4300 S 1300 E</text:p>
            <text:p>(84117)</text:p>
          </table:table-cell>
          <table:table-cell table:number-columns-repeated="99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 4580 S 2300 E</text:p>
            <text:p>(84117)</text:p>
          </table:table-cell>
          <table:table-cell table:number-columns-repeated="99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 5025 State St</text:p>
            <text:p>(84107)</text:p>
          </table:table-cell>
          <table:table-cell table:number-columns-repeated="995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 5100 South 2700 West</text:p>
            <text:p>(84118)</text:p>
          </table:table-cell>
          <table:table-cell table:number-columns-repeated="99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 5383 S 900 East #104</text:p>
            <text:p>(84117)</text:p>
          </table:table-cell>
          <table:table-cell table:number-columns-repeated="995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 600 E 900 South</text:p>
            <text:p>(84105)</text:p>
          </table:table-cell>
          <table:table-cell table:number-columns-repeated="995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 6351 South 900 East</text:p>
            <text:p>(84121)</text:p>
          </table:table-cell>
          <table:table-cell table:number-columns-repeated="995"/>
        </table:table-row>
        <table:table-row table:style-name="ro5" table:number-rows-repeated="1048548">
          <table:table-cell table:number-columns-repeated="997"/>
        </table:table-row>
        <table:table-row table:style-name="ro6">
          <table:table-cell table:number-columns-repeated="997"/>
        </table:table-row>
        <table:table-row table:style-name="ro6">
          <table:table-cell table:number-columns-repeated="99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6">
      <number:hours/>
      <number:text>:</number:text>
      <number:minutes number:style="long"/>
    </number:time-style>
    <number:time-style style:name="N135">
      <number:hours/>
      <number:text>:</number:text>
      <number:minutes number:style="long"/>
      <number:text>:</number:text>
      <number:seconds number:style="long"/>
    </number:time-style>
    <number:date-style style:name="N134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time-style style:name="N138">
      <number:hours/>
      <number:text>:</number:text>
      <number:minutes number:style="long"/>
      <number:text> </number:text>
      <number:am-pm/>
    </number:time-style>
    <number:number-style style:name="N109">
      <number:number number:decimal-places="1" number:min-decimal-places="1" number:min-integer-digits="1"/>
    </number:number-style>
    <number:date-style style:name="N139">
      <number:month number:textual="true"/>
      <number:text>-</number:text>
      <number:year/>
    </number:dat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0">
      <number:day number:style="long"/>
      <number:text>-</number:text>
      <number:month number:textual="true"/>
    </number:date-style>
    <number:time-style style:name="N111">
      <number:minutes number:style="long"/>
      <number:text>:</number:text>
      <number:seconds number:style="long" number:decimal-places="1"/>
    </number:time-style>
    <number:date-style style:name="N141">
      <number:day number:style="long"/>
      <number:text>-</number:text>
      <number:month number:textual="true"/>
      <number:text>-</number:text>
      <number:year/>
    </number:dat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5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5P2" style:volatile="true">
      <number:currency-symbol/>
      <number:fill-character> </number:fill-character>
      <number:text>-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42">
      <number:day number:style="long"/>
      <number:text>-</number:text>
      <number:month number:style="long"/>
      <number:text>-</number:text>
      <number:year number:style="long"/>
    </number:date-style>
    <number:time-style style:name="N113">
      <number:minutes number:style="long"/>
      <number:text>:</number:text>
      <number:seconds number:style="long"/>
    </number:time-style>
    <number:currency-style style:name="N11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7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7.94cm" fo:page-height="21.59cm" style:num-format="1" style:print-orientation="landscape" fo:margin-top="1.905cm" fo:margin-bottom="1.905cm" fo:margin-left="0.635cm" fo:margin-right="0.63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y Coleman</meta:initial-creator>
    <meta:creation-date>2017-01-31T17:09:07</meta:creation-date>
    <dc:date>2025-03-29T16:37:23.086516330</dc:date>
    <meta:generator>LibreOffice/7.3.7.2$Linux_X86_64 LibreOffice_project/30$Build-2</meta:generator>
    <meta:editing-duration>P1DT5H6M15S</meta:editing-duration>
    <meta:editing-cycles>3</meta:editing-cycles>
    <meta:document-statistic meta:table-count="1" meta:cell-count="52" meta:object-count="0"/>
    <meta:user-defined meta:name="AppVersion">16.0300</meta:user-defined>
    <meta:user-defined meta:name="Company">Western Governors University</meta:user-defined>
    <meta:user-defined meta:name="ContentTypeId">0x010100C39F2A75005F2D43B30369DAED2CCB1C</meta:user-defined>
  </office:meta>
</office:document-meta>
</file>